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Noto Sans" svg:font-family="'Noto Sans', Arial, sans-serif"/>
    <style:font-face style:name="Sailec" svg:font-family="Sailec"/>
    <style:font-face style:name="acumin-pro" svg:font-family="acumin-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0f2487" officeooo:paragraph-rsid="000f2487"/>
    </style:style>
    <style:style style:name="P2" style:family="paragraph" style:parent-style-name="Text_20_body">
      <style:text-properties officeooo:rsid="0029d934" officeooo:paragraph-rsid="0029d934"/>
    </style:style>
    <style:style style:name="P3" style:family="paragraph" style:parent-style-name="Title">
      <style:text-properties officeooo:paragraph-rsid="0023527a"/>
    </style:style>
    <style:style style:name="P4" style:family="paragraph" style:parent-style-name="Subtitle">
      <style:text-properties officeooo:rsid="000f2487" officeooo:paragraph-rsid="000f2487"/>
    </style:style>
    <style:style style:name="P5" style:family="paragraph" style:parent-style-name="Quotations">
      <style:text-properties fo:font-style="italic" style:font-style-asian="italic" style:font-style-complex="italic"/>
    </style:style>
    <style:style style:name="P6" style:family="paragraph" style:parent-style-name="Text_20_body" style:list-style-name="L4">
      <style:text-properties officeooo:paragraph-rsid="0029d934"/>
    </style:style>
    <style:style style:name="P7" style:family="paragraph" style:parent-style-name="Text_20_body" style:list-style-name="L4">
      <style:text-properties officeooo:rsid="0029d934" officeooo:paragraph-rsid="0029d934"/>
    </style:style>
    <style:style style:name="P8" style:family="paragraph" style:parent-style-name="Text_20_body" style:list-style-name="L4">
      <style:text-properties officeooo:rsid="0029d934" officeooo:paragraph-rsid="002f7003"/>
    </style:style>
    <style:style style:name="P9" style:family="paragraph" style:parent-style-name="Text_20_body" style:list-style-name="L4">
      <style:text-properties officeooo:rsid="002abace" officeooo:paragraph-rsid="003b71b3"/>
    </style:style>
    <style:style style:name="P10" style:family="paragraph" style:parent-style-name="Text_20_body">
      <style:text-properties officeooo:rsid="002abace" officeooo:paragraph-rsid="002abace"/>
    </style:style>
    <style:style style:name="P11" style:family="paragraph" style:parent-style-name="Text_20_body" style:list-style-name="L1">
      <style:text-properties officeooo:rsid="002d43c9" officeooo:paragraph-rsid="002d43c9"/>
    </style:style>
    <style:style style:name="P12" style:family="paragraph" style:parent-style-name="Text_20_body" style:list-style-name="L1">
      <style:text-properties officeooo:rsid="002d43c9" officeooo:paragraph-rsid="002fb5f6"/>
    </style:style>
    <style:style style:name="P13" style:family="paragraph" style:parent-style-name="Text_20_body">
      <style:text-properties officeooo:rsid="002d43c9" officeooo:paragraph-rsid="0031a5a3"/>
    </style:style>
    <style:style style:name="P14" style:family="paragraph" style:parent-style-name="Text_20_body">
      <style:text-properties officeooo:rsid="002e1f56" officeooo:paragraph-rsid="002e1f56"/>
    </style:style>
    <style:style style:name="P15" style:family="paragraph" style:parent-style-name="Text_20_body">
      <style:text-properties officeooo:rsid="002ea78b" officeooo:paragraph-rsid="002ea78b"/>
    </style:style>
    <style:style style:name="P16" style:family="paragraph" style:parent-style-name="Text_20_body" style:list-style-name="L7">
      <style:text-properties officeooo:rsid="002ea78b" officeooo:paragraph-rsid="002ea78b"/>
    </style:style>
    <style:style style:name="P17" style:family="paragraph" style:parent-style-name="Text_20_body" style:list-style-name="L7">
      <style:text-properties officeooo:rsid="002ea78b" officeooo:paragraph-rsid="002f7003"/>
    </style:style>
    <style:style style:name="P18" style:family="paragraph" style:parent-style-name="Text_20_body">
      <style:text-properties officeooo:paragraph-rsid="00203d44"/>
    </style:style>
    <style:style style:name="P19" style:family="paragraph" style:parent-style-name="Text_20_body" style:list-style-name="L7">
      <style:text-properties officeooo:rsid="002f7003" officeooo:paragraph-rsid="002f7003"/>
    </style:style>
    <style:style style:name="P20" style:family="paragraph" style:parent-style-name="Text_20_body" style:list-style-name="">
      <style:text-properties officeooo:rsid="0032b6f3" officeooo:paragraph-rsid="0032b6f3"/>
    </style:style>
    <style:style style:name="P21" style:family="paragraph" style:parent-style-name="Text_20_body" style:list-style-name="L8"/>
    <style:style style:name="P22" style:family="paragraph" style:parent-style-name="Text_20_body" style:list-style-name="L8">
      <style:text-properties officeooo:paragraph-rsid="0032b6f3"/>
    </style:style>
    <style:style style:name="P23" style:family="paragraph" style:parent-style-name="Text_20_body" style:list-style-name="L8">
      <style:text-properties officeooo:paragraph-rsid="003604c3"/>
    </style:style>
    <style:style style:name="P24" style:family="paragraph" style:parent-style-name="Text_20_body" style:list-style-name="L8">
      <style:text-properties officeooo:paragraph-rsid="003604c3"/>
    </style:style>
    <style:style style:name="P25" style:family="paragraph" style:parent-style-name="Text_20_body" style:list-style-name="">
      <style:text-properties officeooo:rsid="0033eaca" officeooo:paragraph-rsid="0033eaca"/>
    </style:style>
    <style:style style:name="P26" style:family="paragraph" style:parent-style-name="Text_20_body" style:list-style-name="L17">
      <style:text-properties officeooo:rsid="0033eaca" officeooo:paragraph-rsid="0033eaca"/>
    </style:style>
    <style:style style:name="P27" style:family="paragraph" style:parent-style-name="Text_20_body" style:list-style-name="L17">
      <style:text-properties officeooo:paragraph-rsid="0033eaca"/>
    </style:style>
    <style:style style:name="P28" style:family="paragraph" style:parent-style-name="Text_20_body" style:list-style-name="">
      <style:text-properties officeooo:rsid="00357cb0" officeooo:paragraph-rsid="00357cb0"/>
    </style:style>
    <style:style style:name="P29" style:family="paragraph" style:parent-style-name="Text_20_body" style:list-style-name="">
      <style:text-properties officeooo:rsid="003604c3" officeooo:paragraph-rsid="003604c3"/>
    </style:style>
    <style:style style:name="P30" style:family="paragraph" style:parent-style-name="Text_20_body">
      <style:text-properties officeooo:rsid="00366a10" officeooo:paragraph-rsid="00366a10"/>
    </style:style>
    <style:style style:name="P31" style:family="paragraph" style:parent-style-name="Text_20_body" style:list-style-name="L18">
      <style:text-properties officeooo:rsid="00366a10" officeooo:paragraph-rsid="00366a10"/>
    </style:style>
    <style:style style:name="P32" style:family="paragraph" style:parent-style-name="Text_20_body" style:list-style-name="L20">
      <style:text-properties officeooo:rsid="00366a10" officeooo:paragraph-rsid="00366a10"/>
    </style:style>
    <style:style style:name="P33" style:family="paragraph" style:parent-style-name="Text_20_body" style:list-style-name="L18">
      <style:text-properties officeooo:rsid="003820b1" officeooo:paragraph-rsid="003820b1"/>
    </style:style>
    <style:style style:name="P34" style:family="paragraph" style:parent-style-name="Text_20_body">
      <style:text-properties officeooo:rsid="00398ca1" officeooo:paragraph-rsid="00398ca1"/>
    </style:style>
    <style:style style:name="P35" style:family="paragraph" style:parent-style-name="Text_20_body" style:list-style-name="L18">
      <style:text-properties officeooo:rsid="00398ca1" officeooo:paragraph-rsid="00398ca1"/>
    </style:style>
    <style:style style:name="P36" style:family="paragraph" style:parent-style-name="Text_20_body">
      <style:text-properties officeooo:paragraph-rsid="002ea78b"/>
    </style:style>
    <style:style style:name="P37" style:family="paragraph" style:parent-style-name="Text_20_body">
      <style:text-properties officeooo:rsid="003b71b3" officeooo:paragraph-rsid="003b71b3"/>
    </style:style>
    <style:style style:name="P38" style:family="paragraph" style:parent-style-name="Text_20_body" style:list-style-name="L19">
      <style:text-properties officeooo:rsid="003b71b3" officeooo:paragraph-rsid="003b71b3"/>
    </style:style>
    <style:style style:name="P39" style:family="paragraph" style:parent-style-name="Text_20_body">
      <style:text-properties officeooo:rsid="003b9c6f" officeooo:paragraph-rsid="003b9c6f"/>
    </style:style>
    <style:style style:name="P40" style:family="paragraph" style:parent-style-name="Text_20_body" style:list-style-name="L4">
      <style:text-properties officeooo:rsid="003b9c6f" officeooo:paragraph-rsid="003b9c6f"/>
    </style:style>
    <style:style style:name="P41" style:family="paragraph" style:parent-style-name="Text_20_body" style:list-style-name="L16">
      <style:paragraph-properties fo:margin-left="0in" fo:margin-right="0in" fo:margin-top="0in" fo:margin-bottom="0in" loext:contextual-spacing="false" fo:text-indent="0in" style:auto-text-indent="false" fo:padding="0in" fo:border="none"/>
      <style:text-properties officeooo:rsid="0033eaca"/>
    </style:style>
    <style:style style:name="P42" style:family="paragraph" style:parent-style-name="Text_20_body" style:list-style-name="L8">
      <style:paragraph-properties fo:margin-top="0in" fo:margin-bottom="0in" loext:contextual-spacing="false" fo:padding="0in" fo:border="none"/>
      <style:text-properties officeooo:paragraph-rsid="0033eaca"/>
    </style:style>
    <style:style style:name="P43" style:family="paragraph" style:parent-style-name="Heading_20_1" style:list-style-name=""/>
    <style:style style:name="P44" style:family="paragraph" style:parent-style-name="Heading_20_1" style:list-style-name="">
      <style:text-properties fo:font-variant="normal" fo:text-transform="none" fo:color="#161f36" style:font-name="acumin-pro" fo:font-size="12pt" fo:letter-spacing="normal" fo:font-style="normal" fo:font-weight="normal" officeooo:rsid="000fefbb" officeooo:paragraph-rsid="002b6b9a"/>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paragraph-rsid="0029d934"/>
    </style:style>
    <style:style style:name="P47" style:family="paragraph" style:parent-style-name="Heading_20_1" style:list-style-name="">
      <style:paragraph-properties fo:break-before="page"/>
      <style:text-properties officeooo:rsid="0032b6f3" officeooo:paragraph-rsid="0032b6f3"/>
    </style:style>
    <style:style style:name="T1" style:family="text">
      <style:text-properties fo:font-weight="bold" style:font-weight-asian="bold" style:font-weight-complex="bold"/>
    </style:style>
    <style:style style:name="T2" style:family="text">
      <style:text-properties fo:font-weight="bold" officeooo:rsid="0029d934" style:font-weight-asian="bold" style:font-weight-complex="bold"/>
    </style:style>
    <style:style style:name="T3" style:family="text">
      <style:text-properties fo:font-weight="bold" officeooo:rsid="002abace" style:font-weight-asian="bold" style:font-weight-complex="bold"/>
    </style:style>
    <style:style style:name="T4" style:family="text">
      <style:text-properties fo:font-weight="bold" officeooo:rsid="003b71b3" style:font-weight-asian="bold" style:font-weight-complex="bold"/>
    </style:style>
    <style:style style:name="T5" style:family="text">
      <style:text-properties officeooo:rsid="0023527a"/>
    </style:style>
    <style:style style:name="T6" style:family="text">
      <style:text-properties officeooo:rsid="0029d934"/>
    </style:style>
    <style:style style:name="T7" style:family="text">
      <style:text-properties officeooo:rsid="002b6b9a"/>
    </style:style>
    <style:style style:name="T8" style:family="text">
      <style:text-properties officeooo:rsid="002d43c9"/>
    </style:style>
    <style:style style:name="T9" style:family="text">
      <style:text-properties officeooo:rsid="002e1f56"/>
    </style:style>
    <style:style style:name="T10" style:family="text">
      <style:text-properties officeooo:rsid="002ea78b"/>
    </style:style>
    <style:style style:name="T11" style:family="text">
      <style:text-properties officeooo:rsid="002f7003"/>
    </style:style>
    <style:style style:name="T12" style:family="text">
      <style:text-properties officeooo:rsid="00125bc7"/>
    </style:style>
    <style:style style:name="T13" style:family="text">
      <style:text-properties officeooo:rsid="002fb5f6"/>
    </style:style>
    <style:style style:name="T14" style:family="text">
      <style:text-properties officeooo:rsid="0032b6f3"/>
    </style:style>
    <style:style style:name="T15" style:family="text">
      <style:text-properties officeooo:rsid="0033de7c"/>
    </style:style>
    <style:style style:name="T16" style:family="text">
      <style:text-properties officeooo:rsid="0033eaca"/>
    </style:style>
    <style:style style:name="T17" style:family="text">
      <style:text-properties style:text-underline-style="solid" style:text-underline-width="auto" style:text-underline-color="font-color" loext:padding="0in" loext:border="none"/>
    </style:style>
    <style:style style:name="T18" style:family="text">
      <style:text-properties officeooo:rsid="003424c3"/>
    </style:style>
    <style:style style:name="T19" style:family="text">
      <style:text-properties officeooo:rsid="00357cb0"/>
    </style:style>
    <style:style style:name="T20" style:family="text">
      <style:text-properties officeooo:rsid="003604c3"/>
    </style:style>
    <style:style style:name="T21" style:family="text">
      <style:text-properties officeooo:rsid="00366a10"/>
    </style:style>
    <style:style style:name="T22" style:family="text">
      <style:text-properties officeooo:rsid="003820b1"/>
    </style:style>
    <style:style style:name="T23" style:family="text">
      <style:text-properties officeooo:rsid="00398ca1"/>
    </style:style>
    <style:style style:name="T24" style:family="text">
      <style:text-properties officeooo:rsid="003b71b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posal Demonstrator <text:span text:style-name="T8">I</text:span>I</text:p>
      <text:p text:style-name="Subtitle"><text:span text:style-name="T5">for </text:span>Validicity</text:p>
      <text:p text:style-name="P4">by Göran Krampe</text:p>
      <text:h text:style-name="Heading_20_1" text:outline-level="1">Introduction</text:h>
      <text:h text:style-name="P1" text:outline-level="1">This document <text:span text:style-name="T8">describes phase 2 of constructing the Validicity chain-of-custody</text:span> information system. <text:span text:style-name="T12">These are the main goals with this iteration:<text:line-break/></text:span></text:h>
      <text:list xml:id="list4238420803" text:style-name="L1">
        <text:list-item>
          <text:h text:style-name="P11" text:outline-level="1">Add a <text:span text:style-name="T9">minimal </text:span>mobile application, working both on iOS and Android <text:span text:style-name="T13">published on app stores</text:span></text:h>
        </text:list-item>
        <text:list-item>
          <text:h text:style-name="P11" text:outline-level="1">Make a <text:span text:style-name="T9">minimal </text:span>Chainpoint <text:span text:style-name="T14">(or other)</text:span> integration to enable regular anchoring of selected parts of the information in <text:span text:style-name="T23">the Bitcoin and Ethereum</text:span> public ledger<text:span text:style-name="T23">s</text:span></text:h>
        </text:list-item>
        <text:list-item>
          <text:h text:style-name="P12" text:outline-level="1">Make the minimal functionality of a Query tool that can <text:span text:style-name="T13">query the system and</text:span> verify Chainpoint proofs</text:h>
          <text:h text:style-name="P11" text:outline-level="1"/>
        </text:list-item>
      </text:list>
      <text:h text:style-name="P14" text:outline-level="1">The overall purpose is for these parts to be included in a live demo and presentation of the system.</text:h>
      <text:h text:style-name="P43" text:outline-level="1"/>
      <text:h text:style-name="P45" text:outline-level="1"><text:span text:style-name="T9">Mobile application</text:span></text:h>
      <text:h text:style-name="P14" text:outline-level="1">The mobile application is built using <text:a xlink:type="simple" xlink:href="https://flutter.dev/" text:style-name="Internet_20_link" text:visited-style-name="Visited_20_Internet_20_Link">Flutter</text:a> <text:span text:style-name="T10">and will include the following functions:<text:line-break/></text:span></text:h>
      <text:list xml:id="list2438848512" text:style-name="L7">
        <text:list-item>
          <text:h text:style-name="P16" text:outline-level="1">Startup splash with Validicity logo</text:h>
        </text:list-item>
        <text:list-item>
          <text:h text:style-name="P16" text:outline-level="1">Mandatory first login screen using username and password</text:h>
        </text:list-item>
        <text:list-item>
          <text:h text:style-name="P17" text:outline-level="1">Basic preferences of the application:</text:h>
          <text:list>
            <text:list-item>
              <text:h text:style-name="P17" text:outline-level="1"><text:span text:style-name="T11">L</text:span>anguage selection</text:h>
            </text:list-item>
            <text:list-item>
              <text:h text:style-name="P17" text:outline-level="1"><text:span text:style-name="T11">C</text:span>olor theme</text:h>
            </text:list-item>
            <text:list-item>
              <text:h text:style-name="P19" text:outline-level="1">Ability to explicitly create keys and register public key in server</text:h>
            </text:list-item>
            <text:list-item>
              <text:h text:style-name="P16" text:outline-level="1"><text:span text:style-name="T11">Current </text:span>Project selection (among the projects the user has been given access)</text:h>
            </text:list-item>
          </text:list>
        </text:list-item>
        <text:list-item>
          <text:h text:style-name="P16" text:outline-level="1">List of Samples in Project</text:h>
          <text:list>
            <text:list-item>
              <text:h text:style-name="P17" text:outline-level="1">Detail view of Sample</text:h>
            </text:list-item>
            <text:list-item>
              <text:h text:style-name="P17" text:outline-level="1">Sample Event log <text:span text:style-name="T11">view </text:span>which is a direct view of the block chain</text:h>
            </text:list-item>
          </text:list>
        </text:list-item>
        <text:list-item>
          <text:h text:style-name="P16" text:outline-level="1">QR code scan ability to find Sample</text:h>
        </text:list-item>
        <text:list-item>
          <text:h text:style-name="P16" text:outline-level="1">NFC scan ability, <text:span text:style-name="T11">including entering text comment, </text:span>to create Event</text:h>
        </text:list-item>
      </text:list>
      <text:h text:style-name="P15" text:outline-level="1"/>
      <text:h text:style-name="P15" text:outline-level="1">We are postponing the issue of account recovery (if you have forgotten username and/or password) since this needs to be discussed and is not essential for demonstrating the system.</text:h>
      <text:h text:style-name="P36" text:outline-level="1"/>
      <text:h text:style-name="P37" text:outline-level="1">To support a full demonstration we also need to have ability in Validicity Tool to:</text:h>
      <text:h text:style-name="P37" text:outline-level="1"/>
      <text:list xml:id="list2005057309" text:style-name="L19">
        <text:list-item>
          <text:h text:style-name="P38" text:outline-level="1">Create an Organisation</text:h>
        </text:list-item>
        <text:list-item>
          <text:h text:style-name="P38" text:outline-level="1">Create Users in this Organisation (to use in mobile app)</text:h>
        </text:list-item>
        <text:list-item>
          <text:h text:style-name="P38" text:outline-level="1">Create a Project in this Organisation</text:h>
        </text:list-item>
        <text:list-item>
          <text:h text:style-name="P38" text:outline-level="1">Assign this Project to the Users created</text:h>
        </text:list-item>
      </text:list>
      <text:h text:style-name="P37" text:outline-level="1"/>
      <text:h text:style-name="P39" text:outline-level="1">And we need to publish the application on Android PlayStore.</text:h>
      <text:h text:style-name="P18" text:outline-level="1"/>
      <text:h text:style-name="P47" text:outline-level="1">Chainpoint Research</text:h>
      <text:h text:style-name="P20" text:outline-level="1">There are different solutions available in the area of using public ledgers, such as the crypto currency ledgers or similar ledgers, to create and verify “timestamp proofs”. The one presented earlier, <text:span text:style-name="T1">Chainpoint</text:span>, is an open solution <text:span text:style-name="T19">developed</text:span> by Tierion but there are more variants out there.</text:h>
      <text:h text:style-name="P20" text:outline-level="1"/>
      <text:list xml:id="list1098793948" text:style-name="L8">
        <text:list-item>
          <text:h text:style-name="P21" text:outline-level="1"><text:a xlink:type="simple" xlink:href="https://tierion.com/" text:style-name="Internet_20_link" text:visited-style-name="Visited_20_Internet_20_Link">https://tierion.com/</text:a> - <text:span text:style-name="T20">The company that developed Chainpoint and the leader</text:span></text:h>
        </text:list-item>
        <text:list-item>
          <text:h text:style-name="P23" text:outline-level="1"><text:a xlink:type="simple" xlink:href="https://chainstamp.io/" text:style-name="Internet_20_link" text:visited-style-name="Visited_20_Internet_20_Link"><text:span text:style-name="T14">https://chainstamp.io/</text:span></text:a><text:span text:style-name="T14"> - Offering similar service, although looks “not updated”</text:span></text:h>
        </text:list-item>
        <text:list-item>
          <text:h text:style-name="P22" text:outline-level="1"><text:a xlink:type="simple" xlink:href="https://opentimestamps.org/" text:style-name="Internet_20_link" text:visited-style-name="Visited_20_Internet_20_Link">https://opentimestamps.org/</text:a> - <text:span text:style-name="T15">A very similar competing alternative to Chainpoint</text:span></text:h>
        </text:list-item>
        <text:list-item>
          <text:h text:style-name="P21" text:outline-level="1"><text:a xlink:type="simple" xlink:href="https://originstamp.com/" text:style-name="Internet_20_link" text:visited-style-name="Visited_20_Internet_20_Link">https://originstamp.com</text:a> – <text:span text:style-name="T18">A paid service from a company in Switzerland</text:span></text:h>
        </text:list-item>
        <text:list-item>
          <text:h text:style-name="P21" text:outline-level="1"><text:a xlink:type="simple" xlink:href="https://factom.com/" text:style-name="Internet_20_link" text:visited-style-name="Visited_20_Internet_20_Link">https://factom.com</text:a> – <text:span text:style-name="T18">Competitor to Tierion but seems abandoned</text:span></text:h>
        </text:list-item>
        <text:list-item>
          <text:h text:style-name="P23" text:outline-level="1"><text:a xlink:type="simple" xlink:href="https://stampery.com/" text:style-name="Internet_20_link" text:visited-style-name="Visited_20_Internet_20_Link">https://stampery.com</text:a> – <text:span text:style-name="T19">Was started and released at similar time as Tierion</text:span></text:h>
        </text:list-item>
        <text:list-item>
          <text:h text:style-name="P21" text:outline-level="1"><text:a xlink:type="simple" xlink:href="https://chainpoint.org/" text:style-name="Internet_20_link" text:visited-style-name="Visited_20_Internet_20_Link">https://chainpoint.org</text:a> – <text:span text:style-name="T18">The open standard created by Tierion and fully Open Source</text:span></text:h>
          <text:h text:style-name="P42" text:outline-level="1"><text:a xlink:type="simple" xlink:href="https://en.echolink.info/" office:target-frame-name="_blank" xlink:show="new" text:style-name="Internet_20_link" text:visited-style-name="Visited_20_Internet_20_Link"><text:span text:style-name="T17"/></text:a></text:h>
        </text:list-item>
      </text:list>
      <text:h text:style-name="P25" text:outline-level="1">There are also a long list of services that offer “proof of existence” via a website, where you upload a document/hash and get a proof. <text:span text:style-name="T19">These are typically not marketed as “platforms” to integrate with</text:span>:<text:line-break/></text:h>
      <text:list xml:id="list1365952095" text:style-name="L17">
        <text:list-item>
          <text:h text:style-name="P26" text:outline-level="1"><text:a xlink:type="simple" xlink:href="https://block.co/" text:style-name="Internet_20_link" text:visited-style-name="Visited_20_Internet_20_Link">https://block.co/</text:a></text:h>
        </text:list-item>
        <text:list-item>
          <text:h text:style-name="P26" text:outline-level="1"><text:a xlink:type="simple" xlink:href="https://www.blockcerts.org/" text:style-name="Internet_20_link" text:visited-style-name="Visited_20_Internet_20_Link">https://www.blockcerts.org/</text:a></text:h>
        </text:list-item>
        <text:list-item>
          <text:h text:style-name="P27" text:outline-level="1"><text:a xlink:type="simple" xlink:href="https://www.proofofexistence.com/" text:style-name="Internet_20_link" text:visited-style-name="Visited_20_Internet_20_Link"><text:span text:style-name="T16">https://www.proofofexistence.com/</text:span></text:a></text:h>
        </text:list-item>
      </text:list>
      <text:list xml:id="list3897526457" text:style-name="L16">
        <text:list-header>
          <text:h text:style-name="P41" text:outline-level="1"><text:span text:style-name="T17"/></text:h>
        </text:list-header>
      </text:list>
      <text:h text:style-name="P25" text:outline-level="1">Factom is a competitor to Tierion but several things are indicating that Factom is not successful and largely “abandoned” while Tierion is going strong and has secured partnerships with both Microsoft and Phillips etc. Neither is really interesting for Validicity, but a good future for Tierion secures further development of Chainpoint and thus makes it a safer choice. However, it should be noted that we only “plug in” Chainpoint as one alternative that can be changed down the road.</text:h>
      <text:h text:style-name="P25" text:outline-level="1"/>
      <text:h text:style-name="P28" text:outline-level="1">Opentimestamps is a one man show <text:span text:style-name="T20">(Peter Todd) </text:span>and similar to Chainpoint. However, Tierion seems to be more “in order” and actively developed. </text:h>
      <text:h text:style-name="P25" text:outline-level="1"/>
      <text:h text:style-name="P25" text:outline-level="1">Stampery built <text:span text:style-name="T20">several</text:span> consumer focused service<text:span text:style-name="T20">s</text:span> <text:span text:style-name="T20">and is also similar to Tierion/Opentimestamps, but a proper company. Stampery have however acknowledged that Chainpoint is the strong “standard” and wants to follow it as well as possible. Stampery also uses “non standard” Merkle trees.</text:span></text:h>
      <text:h text:style-name="P25" text:outline-level="1"/>
      <text:h text:style-name="P29" text:outline-level="1">Finally, Tierion and Chainpoint is properly “developer focused” which is what we want here, not a consumer oriented product. I feel confident that Chainpoint is the way to go – at least to begin with. This ensures we can anchor in <text:span text:style-name="T21">the </text:span><text:span text:style-name="T1">Bitcoin</text:span> <text:span text:style-name="T21">and</text:span> <text:span text:style-name="T21">the </text:span><text:span text:style-name="T1">Ethereum</text:span> <text:span text:style-name="T21">ledgers</text:span>. <text:span text:style-name="T24">Also, Tierion has worked intensively with Microsoft:</text:span></text:h>
      <text:h text:style-name="P29" text:outline-level="1"/>
      <text:p text:style-name="P5">“Chainpoint is now available on Microsoft Logic Apps and Microsoft Flow. Developers can now anchor data to Bitcoin when creating workflows between enterprise systems and popular applications, including Salesforce, Office 365, Twitter, Dropbox, and Google services.”</text:p>
      <text:h text:style-name="P45" text:outline-level="1">Chainpoint <text:span text:style-name="T21">I</text:span>ntegration</text:h>
      <text:h text:style-name="P13" text:outline-level="1"><text:span text:style-name="T21">A minimal </text:span>Chainpoint integration <text:span text:style-name="T21">involves:</text:span></text:h>
      <text:h text:style-name="P13" text:outline-level="1"/>
      <text:list xml:id="list598832180" text:style-name="L18">
        <text:list-item>
          <text:h text:style-name="P33" text:outline-level="1">Design database to store proofs and how they relate to the other data</text:h>
        </text:list-item>
        <text:list-item>
          <text:h text:style-name="P35" text:outline-level="1">Decide when proofs should be requested, for example at every sample submission? Takes 15 seconds, then up to 2 hours to be fully confirmed.</text:h>
        </text:list-item>
        <text:list-item>
          <text:h text:style-name="P31" text:outline-level="1">Construct hashes of data we would like to anchor</text:h>
        </text:list-item>
        <text:list-item>
          <text:h text:style-name="P31" text:outline-level="1">Make a call to a Chainpoint gateway</text:h>
        </text:list-item>
        <text:list-item>
          <text:h text:style-name="P31" text:outline-level="1">Get a proof back and store it <text:span text:style-name="T22">in the database</text:span></text:h>
        </text:list-item>
        <text:list-item>
          <text:h text:style-name="P35" text:outline-level="1">Ability to show and verify proofs – add that capability to Validicity Tool</text:h>
        </text:list-item>
      </text:list>
      <text:h text:style-name="P30" text:outline-level="1"/>
      <text:h text:style-name="P30" text:outline-level="1"/>
      <text:h text:style-name="P39" text:outline-level="1">Relevant links:</text:h>
      <text:h text:style-name="P39" text:outline-level="1"/>
      <text:list xml:id="list233491663" text:style-name="L20">
        <text:list-item>
          <text:h text:style-name="P32" text:outline-level="1"><text:a xlink:type="simple" xlink:href="https://medium.com/tierion/how-to-create-and-verify-a-chainpoint-proof-eba52a7700e3" text:style-name="Internet_20_link" text:visited-style-name="Visited_20_Internet_20_Link">https://medium.com/tierion/how-to-create-and-verify-a-chainpoint-proof-eba52a7700e3</text:a></text:h>
        </text:list-item>
        <text:list-item>
          <text:h text:style-name="P32" text:outline-level="1"><text:a xlink:type="simple" xlink:href="https://github.com/chainpoint/chainpoint-gateway/wiki/Gateway-HTTP-API" text:style-name="Internet_20_link" text:visited-style-name="Visited_20_Internet_20_Link">https://github.com/chainpoint/chainpoint-gateway/wiki/Gateway-HTTP-API</text:a></text:h>
        </text:list-item>
        <text:list-item>
          <text:h text:style-name="P32" text:outline-level="1"><text:a xlink:type="simple" xlink:href="https://github.com/chainpoint/chainpoint-cli" text:style-name="Internet_20_link" text:visited-style-name="Visited_20_Internet_20_Link">https://github.com/chainpoint/chainpoint-cli</text:a></text:h>
        </text:list-item>
      </text:list>
      <text:h text:style-name="P30" text:outline-level="1"/>
      <text:h text:style-name="P34" text:outline-level="1"/>
      <text:h text:style-name="P46" text:outline-level="1"><text:span text:style-name="T6">Timetable</text:span></text:h>
      <text:h text:style-name="P2" text:outline-level="1">The following is a <text:span text:style-name="T11">step by step breakdown with time estimations</text:span>:<text:line-break/></text:h>
      <text:list xml:id="list350786105" text:style-name="L4">
        <text:list-item>
          <text:h text:style-name="P6" text:outline-level="1"><text:span text:style-name="T4">24</text:span><text:span text:style-name="T2"> hours</text:span><text:span text:style-name="T6">. First version of mobile application</text:span></text:h>
        </text:list-item>
        <text:list-item>
          <text:h text:style-name="P40" text:outline-level="1"><text:span text:style-name="T1">4 hours.</text:span> Make release on Android PlayStore. Postpone AppStore.</text:h>
        </text:list-item>
        <text:list-item>
          <text:h text:style-name="P7" text:outline-level="1"><text:span text:style-name="T4">24</text:span><text:span text:style-name="T1"> hours</text:span>. <text:span text:style-name="T11">Construct first Chainpoint integration</text:span></text:h>
        </text:list-item>
        <text:list-item>
          <text:h text:style-name="P8" text:outline-level="1"><text:span text:style-name="T3">16</text:span><text:span text:style-name="T1"> hours</text:span>. <text:span text:style-name="T11">Build first Query tool able to perform simple queries</text:span></text:h>
        </text:list-item>
        <text:list-item>
          <text:h text:style-name="P9" text:outline-level="1"><text:span text:style-name="T4">8</text:span><text:span text:style-name="T1"> hours</text:span>. <text:span text:style-name="T11">Add Chainpoint proof verification to Query tool</text:span></text:h>
        </text:list-item>
        <text:list-item>
          <text:h text:style-name="P9" text:outline-level="1"><text:span text:style-name="T4">8</text:span><text:span text:style-name="T1"> hours</text:span>. <text:span text:style-name="T24">Prepare presentation and demo of Demonstrator II<text:line-break/></text:span></text:h>
        </text:list-item>
      </text:list>
      <text:h text:style-name="P10" text:outline-level="1">In summary, if we disregard time to demonstrate and other meetings etc, <text:span text:style-name="T24">10 </text:span>ful<text:span text:style-name="T7">l</text:span> days <text:span text:style-name="T7">should be enough to reach Demonstrator II.</text:span></text:h>
      <text:h text:style-name="P10" text:outline-level="1"/>
      <text:h text:style-name="P39" text:outline-level="1">NOTE: In order to save some time I suggest waiting with AppStore publishing, it’s usually a fairly boring but time consuming activity that usually takes 4-8 hours to pull through. Android PlayStore is easier.</text:h>
      <text:h text:style-name="P10" text:outline-level="1"/>
      <text:h text:style-name="P10" text:outline-level="1"/>
      <text:h text:style-name="P4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Noto Sans" svg:font-family="'Noto Sans', Arial, sans-serif"/>
    <style:font-face style:name="Sailec" svg:font-family="Sailec"/>
    <style:font-face style:name="acumin-pro" svg:font-family="acumin-pro,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1" style:list-style-name="" style:class="text">
      <style:paragraph-properties fo:margin-top="0in" fo:margin-bottom="0in" loext:contextual-spacing="false" fo:line-height="115%" fo:padding="0in" fo:border="none"/>
      <style:text-properties officeooo:rsid="0033eac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6T17:39:47.891321065</meta:creation-date>
    <dc:date>2020-05-29T18:17:03.963096901</dc:date>
    <meta:editing-duration>PT3H8S</meta:editing-duration>
    <meta:editing-cycles>11</meta:editing-cycles>
    <meta:generator>LibreOffice/6.0.7.3$Linux_X86_64 LibreOffice_project/00m0$Build-3</meta:generator>
    <meta:document-statistic meta:table-count="0" meta:image-count="0" meta:object-count="0" meta:page-count="5" meta:paragraph-count="73" meta:word-count="920" meta:character-count="5852" meta:non-whitespace-character-count="5037"/>
  </office:meta>
</office:document-meta>
</file>